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office:automatic-styles>
  <office:body>
    <office:text text:use-soft-page-breaks="true">
      <text:p text:style-name="P1">Student App<text:s/>Quality requirements:</text:p>
      <text:list text:style-name="LFO1" text:continue-numbering="true">
        <text:list-item>
          <text:p text:style-name="P2">Security:</text:p>
        </text:list-item>
      </text:list>
      <text:p text:style-name="ListParagraph">The app needs to be able to protect the data of the students that are using it as it is very personal data.</text:p>
      <text:p text:style-name="ListParagraph">There needs to be an authentication method such as using student ID and a password to log in<text:s/>and see all the societies they’re part of. Stores these credentials using encryption. The app won’t display any personal information such as the full student ID unnecessarily.</text:p>
      <text:p text:style-name="Normal"/>
      <text:list text:style-name="LFO1" text:continue-numbering="true">
        <text:list-item>
          <text:p text:style-name="P3">Performance:</text:p>
        </text:list-item>
      </text:list>
      <text:p text:style-name="ListParagraph">The app needs to ensure that it stays smooth and responsive no matter how many users are on it simultaneously. Queries such as searching for events and societies needs to be displayed within a reasonable amount of time and with good accuracy. The same goes for registering and any sort of transaction within the app to ensure that the user doesn’t abandon or close the app and errors occur.</text:p>
      <text:p text:style-name="ListParagraph"/>
      <text:list text:style-name="LFO1" text:continue-numbering="true">
        <text:list-item>
          <text:p text:style-name="P4">Reliability:</text:p>
        </text:list-item>
      </text:list>
      <text:p text:style-name="ListParagraph">The app and its subsystems need to be up and running at appropriate times such as 8am till 9pm to ensure there are time slots where everyone has a chance to sign up to what they want to do. Ensures that only one registration can occur per user so that no single event can be booked by a single person and make sure there are no empty spaces that have been blocked unfairly. Things such as slots available for an event needs to be accurate and up to date after every registration so there is no overbooking or miscalculations within participants.<text:s/></text:p>
      <text:p text:style-name="ListParagraph"/>
      <text:list text:style-name="LFO1" text:continue-numbering="true">
        <text:list-item>
          <text:p text:style-name="P5">Scalability:</text:p>
        </text:list-item>
      </text:list>
      <text:p text:style-name="ListParagraph">Registration of events and societies need to be able to support<text:s/>a decent percentage of the Uni at once without significant degradation of performance or crashing. This ensures equal opportunity for each event for every student.</text:p>
      <text:p text:style-name="ListParagraph"/>
      <text:p text:style-name="ListParagraph"/>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shua Hobson</meta:initial-creator>
    <dc:creator>Joshua Hobson</dc:creator>
    <meta:creation-date>2025-10-04T13:02:00Z</meta:creation-date>
    <dc:date>2025-10-05T14:14:00Z</dc:date>
    <meta:template xlink:href="Normal" xlink:type="simple"/>
    <meta:editing-cycles>9</meta:editing-cycles>
    <meta:editing-duration>PT5820S</meta:editing-duration>
    <meta:document-statistic meta:page-count="1" meta:paragraph-count="3" meta:word-count="243" meta:character-count="1629" meta:row-count="11" meta:non-whitespace-character-count="1389"/>
  </office:meta>
</office:document-meta>
</file>